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adrão-subtitle">
      <style:graphic-properties draw:fill-color="#ffffff" fo:min-height="17.685cm"/>
    </style:style>
    <style:style style:name="pr2" style:family="presentation" style:parent-style-name="Padrão-notes">
      <style:graphic-properties draw:fill-color="#ffffff" draw:auto-grow-height="true" fo:min-height="13.365cm"/>
    </style:style>
    <style:style style:name="pr3" style:family="presentation" style:parent-style-name="Padrão-title">
      <style:graphic-properties draw:auto-grow-height="true" fo:min-height="3.507cm"/>
    </style:style>
    <style:style style:name="pr4" style:family="presentation" style:parent-style-name="Padrão-outline1">
      <style:graphic-properties fo:min-height="13.609cm"/>
    </style:style>
    <style:style style:name="pr5" style:family="presentation" style:parent-style-name="Padrão-notes">
      <style:graphic-properties draw:fill-color="#ffffff" fo:min-height="13.114cm"/>
    </style:style>
    <style:style style:name="pr6" style:family="presentation" style:parent-style-name="Padrão-title">
      <style:graphic-properties fo:min-height="3.256cm"/>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draw:frame presentation:style-name="pr1" draw:layer="layout" svg:width="25.199cm" svg:height="17.685cm" svg:x="1.4cm" svg:y="0.962cm" presentation:class="subtitle" presentation:user-transformed="true">
          <draw:text-box>
            <text:p>Project Management with High Complexity and Uncertainty in a Government Organization: A Case Study of the Sao Paulo Tax Invoice System Development</text:p>
            <text:p/>
            <text:p><text:span text:style-name="T1">Francisco M. Matulovic</text:span><text:span text:style-name="T2">, Universidade de Sao Paulo, Brazil</text:span></text:p>
            <text:p><text:span text:style-name="T1">Abraham Yu</text:span><text:span text:style-name="T2">, Universidade de Sao Paulo, Brazil</text:span></text:p>
            <text:p><text:span text:style-name="T1">Bruno Paschoal</text:span><text:span text:style-name="T2">, Hertie School of Governance, Germany</text:span></text:p>
            <text:p><text:span text:style-name="T1">Paulo T. Nascimento</text:span><text:span text:style-name="T2">, Universidade de Sao Paulo, Brazil </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adrão" presentation:presentation-page-layout-name="AL2T1">
        <draw:frame presentation:style-name="pr3" draw:layer="layout" svg:width="25.199cm" svg:height="3.507cm" svg:x="1.4cm" svg:y="0.837cm" presentation:class="title">
          <draw:text-box>
            <text:p>Research question and obj.</text:p>
          </draw:text-box>
        </draw:frame>
        <draw:frame presentation:style-name="pr4" draw:layer="layout" svg:width="25.199cm" svg:height="13.859cm" svg:x="1.4cm" svg:y="4.914cm" presentation:class="outline">
          <draw:text-box>
            <text:list text:style-name="L3">
              <text:list-item>
                <text:p>According to our methodology, case study based and exploratorie research, and bibliographie (Eisenhardt, 1989), we start that research attemp without no initial question and only a simple objective, collect and analyze data from Sao Paulo Tax Invoice project.</text:p>
              </text:list-item>
              <text:list-item>
                <text:p>As moving foward toward our efforts, advancing the case study by making interviews and always researching bibliographie, we found that Sao Paulo Tax Invoice was non conventional project and then focused ours efforts on answering an overall question, that was how they did it? How was the origin and the initial team? Question more related to case study.</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adrão" presentation:presentation-page-layout-name="AL2T1">
        <draw:frame presentation:style-name="pr3" draw:layer="layout" svg:width="25.199cm" svg:height="3.507cm" svg:x="1.4cm" svg:y="0.837cm" presentation:class="title">
          <draw:text-box>
            <text:p>Methodology</text:p>
          </draw:text-box>
        </draw:frame>
        <draw:frame presentation:style-name="pr4" draw:layer="layout" svg:width="25.199cm" svg:height="13.859cm" svg:x="1.4cm" svg:y="4.914cm" presentation:class="outline" presentation:user-transformed="true">
          <draw:text-box>
            <text:p>Case study</text:p>
            <text:p>Exploratorie research</text:p>
            <text:p>Semi structured interviews</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adrão" presentation:presentation-page-layout-name="AL2T1">
        <draw:frame presentation:style-name="pr6" draw:layer="layout" svg:width="25.199cm" svg:height="3.256cm" svg:x="1.4cm" svg:y="0.962cm" presentation:class="title">
          <draw:text-box>
            <text:p>Conclusions</text:p>
          </draw:text-box>
        </draw:frame>
        <draw:frame presentation:style-name="pr4" draw:layer="layout" svg:width="25.199cm" svg:height="13.859cm" svg:x="1.4cm" svg:y="4.914cm" presentation:class="outline" presentation:user-transformed="true">
          <draw:text-box>
            <text:list text:style-name="L3">
              <text:list-item>
                <text:p>Is not an intend from case study methodology to get concrete conclusions. By using Eisenthardt 1989 we tried to analyze the data collected looking for major patterns and found that some aspects from the management process of Sao Paulo Tax Invoice could be improved, but no research conclusions.</text:p>
              </text:list-item>
              <text:list-item>
                <text:p>About the impact of the Sao Paulo Tax Invoice on states finances, we found out that studies are indicating a positive impact on state`s receipt from retail sector trend after the project launch.</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adrão" presentation:presentation-page-layout-name="AL2T1">
        <draw:frame presentation:style-name="pr6" draw:layer="layout" svg:width="25.199cm" svg:height="3.256cm" svg:x="1.4cm" svg:y="0.962cm" presentation:class="title">
          <draw:text-box>
            <text:p>New questions</text:p>
          </draw:text-box>
        </draw:frame>
        <draw:frame presentation:style-name="pr4" draw:layer="layout" svg:width="25.199cm" svg:height="13.859cm" svg:x="1.4cm" svg:y="4.914cm" presentation:class="outline" presentation:user-transformed="true">
          <draw:text-box>
            <text:list text:style-name="L3">
              <text:list-item>
                <text:p>Naturally what emerge as a possible frontier to expand research efforts was on analyze the SP Treasure project pipeline. The Sao Paulo Tax Invoince was a non-conventional project, and what we can pretend to answer is why is it so different, how a conventional project is managed by SP Treasury and what project they are maniging now.</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úmero&gt;</text:page-number></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rancisco </meta:initial-creator>
    <meta:creation-date>2015-07-29T03:09:26</meta:creation-date>
    <meta:editing-duration>PT00H26M28S</meta:editing-duration>
    <meta:editing-cycles>7</meta:editing-cycles>
    <dc:date>2015-07-29T03:51:06</dc:date>
    <dc:creator>Francisco </dc:creator>
    <meta:generator>OpenOffice.org/3.2$Linux OpenOffice.org_project/320m12$Build-9483</meta:generator>
    <meta:document-statistic meta:object-count="40"/>
  </office:meta>
</office:document-meta>
</file>